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T1" style:family="text">
      <style:text-properties fo:font-variant="normal" fo:text-transform="none" fo:color="#000000" style:font-name="Lato" fo:font-size="10.5pt" fo:letter-spacing="normal" fo:font-style="normal" fo:background-color="#fffffe"/>
    </style:style>
    <style:style style:name="T2" style:family="text">
      <style:text-properties fo:font-variant="normal" fo:text-transform="none" fo:color="#000000" style:font-name="Lato" fo:font-size="10.5pt" fo:letter-spacing="normal" fo:font-style="normal" fo:font-weight="normal" fo:background-color="#fffffe"/>
    </style:style>
    <style:style style:name="T3" style:family="text">
      <style:text-properties fo:font-variant="normal" fo:text-transform="none" fo:color="#000000" style:font-name="Consolas" fo:font-size="14pt" fo:letter-spacing="normal" fo:font-style="normal" fo:font-weight="normal" fo:background-color="#fffffe" style:font-size-asian="14pt" style:font-size-complex="14pt"/>
    </style:style>
    <style:style style:name="T4" style:family="text"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T5" style:family="text">
      <style:text-properties fo:font-variant="normal" fo:text-transform="none" fo:color="#0000ff" style:font-name="Consolas" fo:font-size="10.5pt" fo:letter-spacing="normal" fo:font-style="normal" fo:font-weight="normal" fo:background-color="#fffffe"/>
    </style:style>
    <style:style style:name="T6" style:family="text">
      <style:text-properties fo:color="#0000ff"/>
    </style:style>
    <style:style style:name="T7" style:family="text">
      <style:text-properties fo:color="#09885a"/>
    </style:style>
    <style:style style:name="T8" style:family="text">
      <style:text-properties fo:color="#a315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FreeCodeCamp Intermediate <text:line-break/></text:span><text:a xlink:type="simple" xlink:href="https://learn.freecodecamp.org/javascript-algorithms-and-data-structures/intermediate-algorithm-scripting" text:style-name="Internet_20_link" text:visited-style-name="Visited_20_Internet_20_Link">https://learn.freecodecamp.org/javascript-algorithms-and-data-structures/intermediate-algorithm-scripting</text:a><text:span text:style-name="T1"> </text:span><text:span text:style-name="T2"><text:line-break/><text:line-break/></text:span><text:span text:style-name="T3">Pig Tail<text:line-break/></text:span><text:span text:style-name="T5">function</text:span><text:span text:style-name="T4"> translatePigLatin(str) {</text:span></text:p>
      <text:p text:style-name="P3"><text:span text:style-name="T6">var</text:span> regexVowels = /[aeiou]/;</text:p>
      <text:p text:style-name="P3"><text:span text:style-name="T6">var</text:span> regex = /^([bcdfghjklmnpqrstvwxyz])*/g;</text:p>
      <text:p text:style-name="P3"><text:span text:style-name="T6">if</text:span> (str[<text:span text:style-name="T7">0</text:span>].match(regexVowels)) {</text:p>
      <text:p text:style-name="P3"><text:span text:style-name="T6">var</text:span> beginning = str.match(regex);</text:p>
      <text:p text:style-name="P3"><text:span text:style-name="T6">var</text:span> newWord = str.replace(regex, <text:span text:style-name="T8">''</text:span>);</text:p>
      <text:p text:style-name="P3"><text:span text:style-name="T6">var</text:span> regexEnd = /$/;</text:p>
      <text:p text:style-name="P3"><text:span text:style-name="T6">var</text:span> newStr = newWord.replace(regexEnd, (beginning + <text:span text:style-name="T8">'way'</text:span>));</text:p>
      <text:p text:style-name="P3"><text:span text:style-name="T6">return</text:span> newStr;</text:p>
      <text:p text:style-name="P3">} </text:p>
      <text:p text:style-name="P3"><text:span text:style-name="T6">else</text:span> {</text:p>
      <text:p text:style-name="P3"><text:span text:style-name="T6">var</text:span> beginning = str.match(regex);</text:p>
      <text:p text:style-name="P3"><text:span text:style-name="T6">var</text:span> newWord = str.replace(regex, <text:span text:style-name="T8">''</text:span>);</text:p>
      <text:p text:style-name="P3"><text:span text:style-name="T6">var</text:span> regexEnd = /$/;</text:p>
      <text:p text:style-name="P3"><text:span text:style-name="T6">var</text:span> newStr = newWord.replace(regexEnd, (beginning + <text:span text:style-name="T8">'ay'</text:span>));</text:p>
      <text:p text:style-name="P3"><text:span text:style-name="T6">return</text:span> newStr;</text:p>
      <text:p text:style-name="P3">}</text:p>
      <text:p text:style-name="P3">}</text:p>
      <text:p text:style-name="P1"/>
      <text:p text:style-name="P3">translatePigLatin(<text:span text:style-name="T8">"consonant"</text:span>);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Dietz</meta:initial-creator>
    <meta:creation-date>2019-07-17T09:14:00.63</meta:creation-date>
    <dc:date>2019-07-18T07:42:17.54</dc:date>
    <dc:creator>Mike Dietz</dc:creator>
    <meta:editing-duration>PT3M35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19" meta:word-count="69" meta:character-count="646"/>
  </office:meta>
</office:document-meta>
</file>